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Master</text:p>
          </table:table-cell>
          <table:table-cell table:number-columns-repeated="2"/>
          <table:table-cell office:value-type="string">
            <text:p>Cython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real</text:p>
          </table:table-cell>
          <table:table-cell office:value-type="string">
            <text:p>0m21.302s</text:p>
          </table:table-cell>
          <table:table-cell office:value-type="string">
            <text:p>real</text:p>
          </table:table-cell>
          <table:table-cell office:value-type="string">
            <text:p>0m20.436s</text:p>
          </table:table-cell>
        </table:table-row>
        <table:table-row table:style-name="ro1">
          <table:table-cell/>
          <table:table-cell office:value-type="string">
            <text:p>user</text:p>
          </table:table-cell>
          <table:table-cell office:value-type="string">
            <text:p>0m20.629s</text:p>
          </table:table-cell>
          <table:table-cell office:value-type="string">
            <text:p>user</text:p>
          </table:table-cell>
          <table:table-cell office:value-type="string">
            <text:p>0m20.049s</text:p>
          </table:table-cell>
        </table:table-row>
        <table:table-row table:style-name="ro1">
          <table:table-cell/>
          <table:table-cell office:value-type="string">
            <text:p>sys</text:p>
          </table:table-cell>
          <table:table-cell office:value-type="string">
            <text:p>0m0.276s</text:p>
          </table:table-cell>
          <table:table-cell office:value-type="string">
            <text:p>sys</text:p>
          </table:table-cell>
          <table:table-cell office:value-type="string">
            <text:p>0m0.252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real</text:p>
          </table:table-cell>
          <table:table-cell office:value-type="string">
            <text:p>1m32.510s</text:p>
          </table:table-cell>
          <table:table-cell office:value-type="string">
            <text:p>real</text:p>
          </table:table-cell>
          <table:table-cell office:value-type="string">
            <text:p>1m35.392s</text:p>
          </table:table-cell>
        </table:table-row>
        <table:table-row table:style-name="ro1">
          <table:table-cell/>
          <table:table-cell office:value-type="string">
            <text:p>user</text:p>
          </table:table-cell>
          <table:table-cell office:value-type="string">
            <text:p>1m30.978s</text:p>
          </table:table-cell>
          <table:table-cell office:value-type="string">
            <text:p>user</text:p>
          </table:table-cell>
          <table:table-cell office:value-type="string">
            <text:p>1m33.738s</text:p>
          </table:table-cell>
        </table:table-row>
        <table:table-row table:style-name="ro1">
          <table:table-cell/>
          <table:table-cell office:value-type="string">
            <text:p>sys</text:p>
          </table:table-cell>
          <table:table-cell office:value-type="string">
            <text:p>0m0.420s</text:p>
          </table:table-cell>
          <table:table-cell office:value-type="string">
            <text:p>sys</text:p>
          </table:table-cell>
          <table:table-cell office:value-type="string">
            <text:p>0m0.376s</text:p>
          </table:table-cell>
        </table:table-row>
        <table:table-row table:style-name="ro1">
          <table:table-cell table:number-columns-repeated="3"/>
          <table:table-cell office:value-type="string">
            <text:p>real</text:p>
          </table:table-cell>
          <table:table-cell office:value-type="string">
            <text:p>1m47.890s</text:p>
          </table:table-cell>
        </table:table-row>
        <table:table-row table:style-name="ro1">
          <table:table-cell table:number-columns-repeated="3"/>
          <table:table-cell office:value-type="string">
            <text:p>user</text:p>
          </table:table-cell>
          <table:table-cell office:value-type="string">
            <text:p>1m46.071s</text:p>
          </table:table-cell>
        </table:table-row>
        <table:table-row table:style-name="ro1">
          <table:table-cell table:number-columns-repeated="3"/>
          <table:table-cell office:value-type="string">
            <text:p>sys</text:p>
          </table:table-cell>
          <table:table-cell office:value-type="string">
            <text:p>0m0.368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4">24/11/2009</text:date>, <text:time>13:4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ele Mattioni</meta:initial-creator>
    <meta:creation-date>2009-11-23T15:46:54</meta:creation-date>
    <dc:date>2009-11-23T16:24:16</dc:date>
    <dc:creator>Michele Mattioni</dc:creator>
    <meta:editing-duration>PT00H37M25S</meta:editing-duration>
    <meta:editing-cycles>4</meta:editing-cycles>
    <meta:generator>OpenOffice.org/3.0$Linux OpenOffice.org_project/300m15$Build-9379</meta:generator>
    <meta:document-statistic meta:table-count="3" meta:cell-count="34" meta:object-count="0"/>
  </office:meta>
</office:document-meta>
</file>